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3facd" officeooo:paragraph-rsid="0023facd"/>
    </style:style>
    <style:style style:name="P2" style:family="paragraph" style:parent-style-name="Text_20_body">
      <style:paragraph-properties fo:margin-top="0cm" fo:margin-bottom="0cm" style:contextual-spacing="false" fo:text-align="justify" style:justify-single-word="false"/>
    </style:style>
    <style:style style:name="P3" style:family="paragraph" style:parent-style-name="Text_20_body">
      <style:paragraph-properties fo:margin-top="0cm" fo:margin-bottom="0cm" style:contextual-spacing="false" fo:text-align="justify" style:justify-single-word="false"/>
      <style:text-properties officeooo:paragraph-rsid="002481a9"/>
    </style:style>
    <style:style style:name="P4" style:family="paragraph" style:parent-style-name="Text_20_body">
      <style:paragraph-properties fo:margin-top="0cm" fo:margin-bottom="0cm" style:contextual-spacing="false" fo:text-align="justify" style:justify-single-word="false"/>
      <style:text-properties officeooo:rsid="002481a9" officeooo:paragraph-rsid="002481a9"/>
    </style:style>
    <style:style style:name="P5" style:family="paragraph" style:parent-style-name="Text_20_body">
      <style:paragraph-properties fo:margin-top="0cm" fo:margin-bottom="0cm" style:contextual-spacing="false" fo:text-align="justify" style:justify-single-word="false"/>
      <style:text-properties officeooo:rsid="0025edaa" officeooo:paragraph-rsid="0025edaa"/>
    </style:style>
    <style:style style:name="P6" style:family="paragraph" style:parent-style-name="Text_20_body">
      <style:paragraph-properties fo:margin-top="0cm" fo:margin-bottom="0cm" style:contextual-spacing="false" fo:text-align="justify" style:justify-single-word="false"/>
      <style:text-properties fo:font-weight="bold" officeooo:rsid="0025edaa" officeooo:paragraph-rsid="0025edaa" style:font-weight-asian="bold" style:font-weight-complex="bold"/>
    </style:style>
    <style:style style:name="P7" style:family="paragraph" style:parent-style-name="Text_20_body">
      <style:paragraph-properties fo:margin-top="0cm" fo:margin-bottom="0cm" style:contextual-spacing="false" fo:text-align="justify" style:justify-single-word="false"/>
      <style:text-properties fo:font-weight="bold" officeooo:rsid="002866ce" officeooo:paragraph-rsid="002866ce" style:font-weight-asian="bold" style:font-weight-complex="bold"/>
    </style:style>
    <style:style style:name="T1" style:family="text">
      <style:text-properties officeooo:rsid="001b8f9f"/>
    </style:style>
    <style:style style:name="T2" style:family="text">
      <style:text-properties officeooo:rsid="002481a9"/>
    </style:style>
    <style:style style:name="T3" style:family="text">
      <style:text-properties officeooo:rsid="0025ed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en A</text:p>
      <text:p text:style-name="Standard"/>
      <text:p text:style-name="Standard">Nombre.- …......................................................................................................<text:tab/>DAW 2</text:p>
      <text:p text:style-name="Standard"/>
      <text:p text:style-name="Standard"/>
      <text:p text:style-name="Standard"/>
      <text:p text:style-name="P3">1. <text:span text:style-name="T1">Hacer una página que muestre una imagen con forma cuadrada de 100px de lado inicialmente y, un formulario con dos botones de selección (radio) con el texto “Duplicar” y “Reducir a la mitad” respectivamente. Cada vez que pase un tiempo aleatorio entre 1 y 5 segundos el programa comprobará que botón está activado y modificará la dimensión de la imagen al doble o a la mitad según dicha selección.</text:span></text:p>
      <text:p text:style-name="P3"/>
      <text:p text:style-name="P3"/>
      <text:p text:style-name="P4">2. Tomando como referencia el ejercicio anterior, programar las modificaciones necesarias para que cuando se cargue la página queden la imagen y los botones en el mismo estado que estaban cuando se cerró la vez anterior.</text:p>
      <text:p text:style-name="P4"/>
      <text:p text:style-name="P4"/>
      <text:p text:style-name="P4">3. Mediante el modelo DOM hacer una página que contenga una función que cree la siguiente estructura dentro del cuerpo (body):</text:p>
      <text:p text:style-name="P3"/>
      <text:p text:style-name="P3"><text:tab/>&lt;form <text:span text:style-name="T2">id=”formulario”</text:span>&gt;</text:p>
      <text:p text:style-name="P3"><text:tab/><text:tab/>&lt;input type=”<text:span text:style-name="T3">button</text:span>” <text:span text:style-name="T3">value=”Botón”</text:span>&gt;</text:p>
      <text:p text:style-name="P3"><text:tab/>&lt;/form&gt;</text:p>
      <text:p text:style-name="P3"><text:tab/>&lt;div&gt;<text:tab/></text:p>
      <text:p text:style-name="P3"><text:tab/><text:tab/>&lt;p&gt;Este es el texto del párrafo&lt;/p&gt;</text:p>
      <text:p text:style-name="P4"><text:tab/>&lt;/div&gt;</text:p>
      <text:p text:style-name="P2"/>
      <text:p text:style-name="P2"/>
      <text:p text:style-name="P5">4. Hacer un programa que contenga tres párrafos y que cada vez que el cursor se sitúe sobre uno de ellos cambie a rojo la letra de los otros dos. La letra del párrafo sobre el que se encuentra el cursor se mostrará de color azul. Cuando el cursor no se encuentre sobre ningún párrafo el color de la letra de todos los párrafos será negra.</text:p>
      <text:p text:style-name="P6"/>
      <text:p text:style-name="P6"/>
      <text:p text:style-name="P7">Cada pregunta vale 2,5 pun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29cm" fo:margin-bottom="1.31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3-03-01T01:13:56</meta:creation-date>
    <dc:date>2015-03-05T10:18:20.860474522</dc:date>
    <meta:editing-duration>PT3H18M27S</meta:editing-duration>
    <meta:editing-cycles>14</meta:editing-cycles>
    <meta:generator>LibreOffice/4.2.4.2$Linux_X86_64 LibreOffice_project/420m0$Build-2</meta:generator>
    <meta:print-date>2015-03-05T10:17:49.189003055</meta:print-date>
    <meta:document-statistic meta:table-count="0" meta:image-count="0" meta:object-count="0" meta:page-count="1" meta:paragraph-count="13" meta:word-count="218" meta:character-count="1357" meta:non-whitespace-character-count="1143"/>
  </office:meta>
</office:document-meta>
</file>